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ext_20_body">
      <style:text-properties officeooo:rsid="0002a1ca" officeooo:paragraph-rsid="0002a1ca"/>
    </style:style>
    <style:style style:name="P2" style:family="paragraph" style:parent-style-name="Title">
      <style:text-properties officeooo:rsid="0002a1ca" officeooo:paragraph-rsid="0002a1ca"/>
    </style:style>
    <style:style style:name="P3" style:family="paragraph" style:parent-style-name="Subtitle">
      <style:paragraph-properties fo:text-align="start" style:justify-single-word="false"/>
      <style:text-properties officeooo:rsid="0002a1ca" officeooo:paragraph-rsid="0002a1ca"/>
    </style:style>
    <style:style style:name="P4" style:family="paragraph" style:parent-style-name="List_20_Contents">
      <style:text-properties officeooo:rsid="0002a1ca" officeooo:paragraph-rsid="0002a1ca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officeooo:rsid="0002a1ca" officeooo:paragraph-rsid="0002a1ca"/>
    </style:style>
    <style:style style:name="P6" style:family="paragraph" style:parent-style-name="List_20_Contents">
      <style:text-properties officeooo:rsid="0002cde8" officeooo:paragraph-rsid="0002cde8"/>
    </style:style>
    <style:style style:name="P7" style:family="paragraph" style:parent-style-name="List_20_Contents" style:list-style-name="List_20_1">
      <style:text-properties officeooo:rsid="0002cde8" officeooo:paragraph-rsid="0004ce39"/>
    </style:style>
    <style:style style:name="P8" style:family="paragraph" style:parent-style-name="List_20_Contents" style:list-style-name="List_20_1">
      <style:text-properties officeooo:rsid="0002cde8" officeooo:paragraph-rsid="000e1899"/>
    </style:style>
    <style:style style:name="P9" style:family="paragraph" style:parent-style-name="List_20_Contents" style:list-style-name="List_20_1">
      <style:text-properties officeooo:rsid="0002cde8" officeooo:paragraph-rsid="0011d212"/>
    </style:style>
    <style:style style:name="P10" style:family="paragraph" style:parent-style-name="List_20_Contents">
      <style:text-properties officeooo:rsid="0004ce39" officeooo:paragraph-rsid="0004ce39"/>
    </style:style>
    <style:style style:name="P11" style:family="paragraph" style:parent-style-name="List_20_Contents" style:list-style-name="List_20_1">
      <style:text-properties officeooo:rsid="0004ce39" officeooo:paragraph-rsid="0007dbba"/>
    </style:style>
    <style:style style:name="P12" style:family="paragraph" style:parent-style-name="List_20_Contents" style:list-style-name="List_20_1">
      <style:text-properties officeooo:rsid="0004ce39" officeooo:paragraph-rsid="0004ce39"/>
    </style:style>
    <style:style style:name="P13" style:family="paragraph" style:parent-style-name="List_20_Contents">
      <style:text-properties officeooo:rsid="000327d8" officeooo:paragraph-rsid="000327d8"/>
    </style:style>
    <style:style style:name="P14" style:family="paragraph" style:parent-style-name="List_20_Contents" style:list-style-name="List_20_1">
      <style:text-properties officeooo:rsid="000327d8" officeooo:paragraph-rsid="000e1899"/>
    </style:style>
    <style:style style:name="P15" style:family="paragraph" style:parent-style-name="List_20_Contents" style:list-style-name="List_20_1">
      <style:text-properties officeooo:rsid="000327d8" officeooo:paragraph-rsid="0011d212"/>
    </style:style>
    <style:style style:name="P16" style:family="paragraph" style:parent-style-name="List_20_Contents">
      <style:text-properties fo:font-size="14pt" officeooo:rsid="000327d8" officeooo:paragraph-rsid="000327d8"/>
    </style:style>
    <style:style style:name="P17" style:family="paragraph" style:parent-style-name="List_20_Contents">
      <style:text-properties officeooo:rsid="0007dbba" officeooo:paragraph-rsid="0007dbba"/>
    </style:style>
    <style:style style:name="P18" style:family="paragraph" style:parent-style-name="List_20_Contents" style:list-style-name="List_20_1">
      <style:text-properties officeooo:rsid="0007dbba" officeooo:paragraph-rsid="000c4bdb"/>
    </style:style>
    <style:style style:name="P19" style:family="paragraph" style:parent-style-name="List_20_Contents" style:list-style-name="List_20_1">
      <style:text-properties officeooo:rsid="0007dbba" officeooo:paragraph-rsid="0010b5ee"/>
    </style:style>
    <style:style style:name="P20" style:family="paragraph" style:parent-style-name="List_20_Contents" style:list-style-name="List_20_1">
      <style:text-properties officeooo:rsid="0007dbba" officeooo:paragraph-rsid="0011d212"/>
    </style:style>
    <style:style style:name="P21" style:family="paragraph" style:parent-style-name="List_20_Contents" style:list-style-name="List_20_1">
      <style:text-properties officeooo:rsid="00093582" officeooo:paragraph-rsid="000c4bdb"/>
    </style:style>
    <style:style style:name="P22" style:family="paragraph" style:parent-style-name="List_20_Contents">
      <style:text-properties officeooo:rsid="000c4bdb" officeooo:paragraph-rsid="0007dbba"/>
    </style:style>
    <style:style style:name="P23" style:family="paragraph" style:parent-style-name="List_20_Contents">
      <style:text-properties officeooo:rsid="000c4bdb" officeooo:paragraph-rsid="000c4bdb"/>
    </style:style>
    <style:style style:name="P24" style:family="paragraph" style:parent-style-name="List_20_Contents" style:list-style-name="List_20_1">
      <style:text-properties officeooo:rsid="000c4bdb" officeooo:paragraph-rsid="000c4bdb"/>
    </style:style>
    <style:style style:name="P25" style:family="paragraph" style:parent-style-name="List_20_Contents" style:list-style-name="List_20_1">
      <style:text-properties officeooo:rsid="000c4bdb" officeooo:paragraph-rsid="000e1899"/>
    </style:style>
    <style:style style:name="P26" style:family="paragraph" style:parent-style-name="List_20_Contents" style:list-style-name="List_20_1">
      <style:text-properties officeooo:rsid="000c4bdb" officeooo:paragraph-rsid="0010b5ee"/>
    </style:style>
    <style:style style:name="P27" style:family="paragraph" style:parent-style-name="List_20_Contents" style:list-style-name="List_20_1">
      <style:text-properties officeooo:rsid="000c4bdb" officeooo:paragraph-rsid="0011d212"/>
    </style:style>
    <style:style style:name="P28" style:family="paragraph" style:parent-style-name="List_20_Contents" style:list-style-name="List_20_1">
      <style:text-properties officeooo:rsid="0010b5ee" officeooo:paragraph-rsid="0010b5ee"/>
    </style:style>
    <style:style style:name="P29" style:family="paragraph" style:parent-style-name="List_20_Contents" style:list-style-name="List_20_1">
      <style:text-properties officeooo:rsid="0010b5ee" officeooo:paragraph-rsid="00117144"/>
    </style:style>
    <style:style style:name="P30" style:family="paragraph" style:parent-style-name="List_20_Contents" style:list-style-name="List_20_1">
      <style:text-properties officeooo:rsid="0010b5ee" officeooo:paragraph-rsid="0011d212"/>
    </style:style>
    <style:style style:name="P31" style:family="paragraph" style:parent-style-name="List_20_Contents" style:list-style-name="List_20_1">
      <style:text-properties officeooo:rsid="00117144" officeooo:paragraph-rsid="00117144"/>
    </style:style>
    <style:style style:name="P32" style:family="paragraph" style:parent-style-name="List_20_Contents" style:list-style-name="List_20_1">
      <style:text-properties officeooo:rsid="0011d212" officeooo:paragraph-rsid="0011d212"/>
    </style:style>
    <style:style style:name="P33" style:family="paragraph" style:list-style-name="List_20_1">
      <style:text-properties officeooo:rsid="0012ce3d" officeooo:paragraph-rsid="0012ce3d"/>
    </style:style>
    <style:style style:name="P34" style:family="paragraph" style:parent-style-name="List_20_Contents" style:list-style-name="List_20_1">
      <style:text-properties officeooo:rsid="0012ce3d" officeooo:paragraph-rsid="0012ce3d"/>
    </style:style>
    <style:style style:name="P35" style:family="paragraph" style:parent-style-name="Standard" style:list-style-name="List_20_1">
      <style:text-properties officeooo:rsid="0002cde8" officeooo:paragraph-rsid="000e1899"/>
    </style:style>
    <style:style style:name="P36" style:family="paragraph" style:parent-style-name="Standard" style:list-style-name="List_20_1">
      <style:text-properties officeooo:rsid="0002cde8" officeooo:paragraph-rsid="0011d212"/>
    </style:style>
    <style:style style:name="T1" style:family="text">
      <style:text-properties officeooo:rsid="0002cde8"/>
    </style:style>
    <style:style style:name="T2" style:family="text">
      <style:text-properties fo:font-size="14pt"/>
    </style:style>
    <style:style style:name="T3" style:family="text">
      <style:text-properties fo:font-size="14pt" officeooo:rsid="00117144"/>
    </style:style>
    <style:style style:name="T4" style:family="text">
      <style:text-properties officeooo:rsid="0004ce39"/>
    </style:style>
    <style:style style:name="T5" style:family="text">
      <style:text-properties officeooo:rsid="00093582"/>
    </style:style>
    <style:style style:name="T6" style:family="text">
      <style:text-properties officeooo:rsid="000c4bdb"/>
    </style:style>
    <style:style style:name="T7" style:family="text">
      <style:text-properties officeooo:rsid="0010b5ee"/>
    </style:style>
    <style:style style:name="T8" style:family="text">
      <style:text-properties officeooo:rsid="0007dbba"/>
    </style:style>
    <style:style style:name="T9" style:family="text">
      <style:text-properties officeooo:rsid="00117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VO sitio administrativo</text:p>
      <text:p text:style-name="P1"/>
      <text:p text:style-name="P3">Necesidades del usuario voluntario </text:p>
      <text:list xml:id="list1435945273" text:style-name="List_20_1">
        <text:list-item>
          <text:p text:style-name="List_20_Contents"><text:span text:style-name="T4">acciones de</text:span> salidas</text:p>
          <text:list>
            <text:list-item>
              <text:p text:style-name="P4">ver <text:span text:style-name="T1">cantidad de campos para la salida</text:span></text:p>
            </text:list-item>
            <text:list-item>
              <text:p text:style-name="P6">ver cantidad de voluntarios anotados a salida</text:p>
            </text:list-item>
            <text:list-item>
              <text:p text:style-name="P6">anotarse a salida</text:p>
            </text:list-item>
            <text:list-item>
              <text:p text:style-name="P6">desanotarse de salida</text:p>
              <text:p text:style-name="P6"/>
            </text:list-item>
          </text:list>
        </text:list-item>
        <text:list-item>
          <text:p text:style-name="P10">informaci<text:span text:style-name="T2">ón de la salida</text:span></text:p>
          <text:list>
            <text:list-item>
              <text:p text:style-name="P10">cantidad de campos</text:p>
            </text:list-item>
            <text:list-item>
              <text:p text:style-name="P6">titulo (puede heredarse de titulo de parque)</text:p>
            </text:list-item>
            <text:list-item>
              <text:p text:style-name="P6">fechas de la salida</text:p>
            </text:list-item>
            <text:list-item>
              <text:p text:style-name="P6">duracion de la salida (esta puede combinarse con la ultima como rango de fechas)</text:p>
            </text:list-item>
            <text:list-item>
              <text:p text:style-name="P6">parque de salida</text:p>
              <text:list>
                <text:list-item>
                  <text:p text:style-name="P6"><text:s text:c="9"/>como llegar</text:p>
                  <text:list>
                    <text:list-item>
                      <text:p text:style-name="P13">direcci<text:span text:style-name="T2">ón para waze </text:span></text:p>
                    </text:list-item>
                    <text:list-item>
                      <text:p text:style-name="P16">transporte público</text:p>
                    </text:list-item>
                  </text:list>
                </text:list-item>
                <text:list-item>
                  <text:p text:style-name="P6">contacto</text:p>
                </text:list-item>
                <text:list-item>
                  <text:p text:style-name="P6">descripcion del parque</text:p>
                </text:list-item>
                <text:list-item>
                  <text:p text:style-name="P6">articulos necesarios para el parque</text:p>
                </text:list-item>
                <text:list-item>
                  <text:p text:style-name="P6">informacion extra del parque</text:p>
                </text:list-item>
                <text:list-item>
                  <text:p text:style-name="P6">labores comunes</text:p>
                </text:list-item>
              </text:list>
            </text:list-item>
            <text:list-item>
              <text:p text:style-name="P6">labores (puede heredarse de labores comunes del parque)</text:p>
            </text:list-item>
            <text:list-item>
              <text:p text:style-name="P6">informacion extra</text:p>
              <text:p text:style-name="P6"/>
            </text:list-item>
          </text:list>
        </text:list-item>
        <text:list-item>
          <text:p text:style-name="P13"><text:span text:style-name="T4">p</text:span>erfil</text:p>
          <text:list>
            <text:list-item>
              <text:p text:style-name="P13">nombre</text:p>
            </text:list-item>
            <text:list-item>
              <text:p text:style-name="P13">apodo (nombre que se mostrar<text:span text:style-name="T2">á en información de salida para otros voluntarios</text:span>) </text:p>
            </text:list-item>
            <text:list-item>
              <text:p text:style-name="P10">unidad (es)</text:p>
            </text:list-item>
            <text:list-item>
              <text:p text:style-name="P13">ver m<text:span text:style-name="T2">ás información</text:span></text:p>
              <text:list>
                <text:list-item>
                  <text:p text:style-name="P13"><text:s text:c="9"/>opci<text:span text:style-name="T2">ón para cambiar información </text:span></text:p>
                </text:list-item>
                <text:list-item>
                  <text:p text:style-name="P16">contraseña</text:p>
                </text:list-item>
                <text:list-item>
                  <text:p text:style-name="P13">apodo</text:p>
                </text:list-item>
                <text:list-item>
                  <text:p text:style-name="P13">nombre</text:p>
                </text:list-item>
                <text:list-item>
                  <text:p text:style-name="P10">unidad (es)</text:p>
                </text:list-item>
              </text:list>
            </text:list-item>
          </text:list>
          <text:p text:style-name="P5"><text:soft-page-break/></text:p>
        </text:list-item>
      </text:list>
      <text:p text:style-name="P3"/>
      <text:p text:style-name="P3">Necesidades del usuario administrador </text:p>
      <text:list xml:id="list210757630270612" text:continue-list="list1435945273" text:style-name="List_20_1">
        <text:list-item text:start-value="1">
          <text:p text:style-name="P17">Ver salidas (misma informacion que los voluntarios)</text:p>
        </text:list-item>
        <text:list-item>
          <text:p text:style-name="P11">Crear salidas</text:p>
          <text:list>
            <text:list-item>
              <text:p text:style-name="P10">añadir informaci<text:span text:style-name="T2">ón de salida</text:span></text:p>
              <text:list>
                <text:list-item>
                  <text:p text:style-name="P12"><text:s text:c="9"/>asociar parque a salida<text:tab/></text:p>
                </text:list-item>
                <text:list-item>
                  <text:p text:style-name="P7">titulo (puede heredarse de titulo de parque)</text:p>
                </text:list-item>
                <text:list-item>
                  <text:p text:style-name="P12">cantidad de campos</text:p>
                </text:list-item>
                <text:list-item>
                  <text:p text:style-name="P7">fechas de la salida</text:p>
                </text:list-item>
                <text:list-item>
                  <text:p text:style-name="P7">duracion de la salida (esta puede combinarse con la ultima como rango de fechas)</text:p>
                </text:list-item>
                <text:list-item>
                  <text:p text:style-name="P12"/>
                </text:list-item>
              </text:list>
            </text:list-item>
          </text:list>
        </text:list-item>
        <text:list-item>
          <text:p text:style-name="P10">Editar salida</text:p>
          <text:list>
            <text:list-item>
              <text:p text:style-name="P10">editar informacion de salida</text:p>
              <text:list>
                <text:list-item>
                  <text:p text:style-name="P10"><text:s text:c="9"/>parque de salida</text:p>
                </text:list-item>
                <text:list-item>
                  <text:p text:style-name="P10">t<text:span text:style-name="T2">ítulo de salida</text:span></text:p>
                </text:list-item>
                <text:list-item>
                  <text:p text:style-name="P10">cantidad de campos (<text:span text:style-name="T2"> modificable a número mayor <text:s/>o a un número menor siendo el mínimo igual al número de voluntarios anotados </text:span>)</text:p>
                </text:list-item>
              </text:list>
            </text:list-item>
            <text:list-item>
              <text:p text:style-name="P10">congelar la salida </text:p>
            </text:list-item>
            <text:list-item>
              <text:p text:style-name="P17">cancelar la salida</text:p>
            </text:list-item>
            <text:list-item>
              <text:p text:style-name="P17">confirmar la salida</text:p>
            </text:list-item>
          </text:list>
        </text:list-item>
        <text:list-item>
          <text:p text:style-name="P18">Listar voluntarios</text:p>
          <text:list>
            <text:list-item>
              <text:p text:style-name="P18">mostrar la siguiente informacion</text:p>
              <text:list>
                <text:list-item>
                  <text:p text:style-name="P18"><text:s text:c="10"/>nombre</text:p>
                </text:list-item>
                <text:list-item>
                  <text:p text:style-name="P18">apellido</text:p>
                </text:list-item>
                <text:list-item>
                  <text:p text:style-name="P18">cedula</text:p>
                </text:list-item>
                <text:list-item>
                  <text:p text:style-name="P18">activo</text:p>
                </text:list-item>
                <text:list-item>
                  <text:p text:style-name="P32">edad</text:p>
                </text:list-item>
                <text:list-item>
                  <text:p text:style-name="P32">unidad</text:p>
                </text:list-item>
                <text:list-item>
                  <text:p text:style-name="P18">en ver mas informacion</text:p>
                  <text:list>
                    <text:list-item>
                      <text:p text:style-name="P18">co<text:span text:style-name="T5">ntacto</text:span></text:p>
                      <text:list>
                        <text:list-item>
                          <text:p text:style-name="P21">telefono</text:p>
                        </text:list-item>
                        <text:list-item>
                          <text:p text:style-name="P21">correo</text:p>
                        </text:list-item>
                      </text:list>
                    </text:list-item>
                    <text:list-item>
                      <text:p text:style-name="P30">conocimientos particulares</text:p>
                    </text:list-item>
                    <text:list-item>
                      <text:p text:style-name="P20">fecha del seguro</text:p>
                    </text:list-item>
                    <text:list-item>
                      <text:p text:style-name="P20"><text:span text:style-name="T7">condiciones particulares de salud</text:span> </text:p>
                      <text:list>
                        <text:list-item>
                          <text:p text:style-name="P24">colorear distinto seguros vencido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ordenar por diferentes criterios </text:p>
              <text:list>
                <text:list-item>
                  <text:p text:style-name="P18"><text:s text:c="10"/>alfabetico por nombre</text:p>
                </text:list-item>
                <text:list-item>
                  <text:p text:style-name="P18"><text:soft-page-break/>alfabetico por apellido</text:p>
                </text:list-item>
                <text:list-item>
                  <text:p text:style-name="P18">por tiempo en la organización</text:p>
                  <text:list>
                    <text:list-item>
                      <text:p text:style-name="P24">opcional</text:p>
                      <text:list>
                        <text:list-item>
                          <text:p text:style-name="P18">numero de cedula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filtrar<text:tab/><text:tab/><text:tab/></text:p>
              <text:list>
                <text:list-item>
                  <text:p text:style-name="P18"><text:s text:c="10"/><text:span text:style-name="T6">experiencia en parque</text:span></text:p>
                </text:list-item>
                <text:list-item>
                  <text:p text:style-name="P18">por seguro vencido/no vencido</text:p>
                </text:list-item>
                <text:list-item>
                  <text:p text:style-name="P24">reclutamiento hecho</text:p>
                </text:list-item>
                <text:list-item>
                  <text:p text:style-name="P24">reportes faltantes</text:p>
                </text:list-item>
                <text:list-item>
                  <text:p text:style-name="P32">unidad</text:p>
                </text:list-item>
              </text:list>
            </text:list-item>
            <text:list-item>
              <text:p text:style-name="P32">buscar voluntario(s)</text:p>
              <text:list>
                <text:list-item>
                  <text:p text:style-name="P32"><text:s text:c="7"/><text:tab/>apellido</text:p>
                </text:list-item>
                <text:list-item>
                  <text:p text:style-name="P32">nombre</text:p>
                </text:list-item>
                <text:list-item>
                  <text:p text:style-name="P32">cedula</text:p>
                </text:list-item>
              </text:list>
            </text:list-item>
          </text:list>
        </text:list-item>
        <text:list-item>
          <text:p text:style-name="P19"><text:span text:style-name="T7">Registrar por solicitud </text:span></text:p>
          <text:list>
            <text:list-item>
              <text:p text:style-name="P31">mostrar datos</text:p>
              <text:list>
                <text:list-item>
                  <text:p text:style-name="P29"><text:s text:c="7"/>fecha de ingreso</text:p>
                </text:list-item>
                <text:list-item>
                  <text:p text:style-name="P29">nombre</text:p>
                </text:list-item>
                <text:list-item>
                  <text:p text:style-name="P29">apellidos</text:p>
                </text:list-item>
                <text:list-item>
                  <text:p text:style-name="P29">cedula</text:p>
                </text:list-item>
                <text:list-item>
                  <text:p text:style-name="P29">fecha de nacimiento</text:p>
                </text:list-item>
                <text:list-item>
                  <text:p text:style-name="P29">correo electronico</text:p>
                </text:list-item>
                <text:list-item>
                  <text:p text:style-name="P29"><text:span text:style-name="T3">nu</text:span><text:span text:style-name="T2">mero de teléfono</text:span></text:p>
                </text:list-item>
                <text:list-item>
                  <text:p text:style-name="P29">condiciones particulares de salud</text:p>
                </text:list-item>
                <text:list-item>
                  <text:p text:style-name="P29">conocimientos particulares</text:p>
                </text:list-item>
                <text:list-item>
                  <text:p text:style-name="P29">estado de carta de delincuencia</text:p>
                </text:list-item>
                <text:list-item>
                  <text:p text:style-name="P29">unidad(es)</text:p>
                </text:list-item>
                <text:list-item>
                  <text:p text:style-name="P29">seguro</text:p>
                  <text:list>
                    <text:list-item>
                      <text:p text:style-name="P29">fecha del seguro</text:p>
                    </text:list-item>
                    <text:list-item>
                      <text:p text:style-name="P29">tipo de seguro</text:p>
                    </text:list-item>
                  </text:list>
                </text:list-item>
              </text:list>
            </text:list-item>
            <text:list-item>
              <text:p text:style-name="P29">aceptar solic<text:span text:style-name="T9">i</text:span>tud</text:p>
            </text:list-item>
            <text:list-item>
              <text:p text:style-name="P31">corregir datos y aceptar</text:p>
            </text:list-item>
            <text:list-item>
              <text:p text:style-name="P31">revocar solicitud</text:p>
            </text:list-item>
          </text:list>
        </text:list-item>
        <text:list-item>
          <text:p text:style-name="P28">Registrar manualmente un <text:span text:style-name="T8">voluntario</text:span></text:p>
          <text:list>
            <text:list-item>
              <text:p text:style-name="P28">fecha de ingreso</text:p>
            </text:list-item>
            <text:list-item>
              <text:p text:style-name="P28">nombre</text:p>
            </text:list-item>
            <text:list-item>
              <text:p text:style-name="P28">apellidos</text:p>
            </text:list-item>
            <text:list-item>
              <text:p text:style-name="P28">cedula</text:p>
            </text:list-item>
            <text:list-item>
              <text:p text:style-name="P28">fecha de nacimiento</text:p>
            </text:list-item>
            <text:list-item>
              <text:p text:style-name="P28">correo electronico</text:p>
            </text:list-item>
            <text:list-item>
              <text:p text:style-name="P28">n<text:span text:style-name="T2">úmero de teléfono</text:span></text:p>
            </text:list-item>
            <text:list-item>
              <text:p text:style-name="P28">condiciones particulares de salud</text:p>
            </text:list-item>
            <text:list-item>
              <text:p text:style-name="P28"><text:soft-page-break/>conocimientos particulares</text:p>
            </text:list-item>
            <text:list-item>
              <text:p text:style-name="P28">estado de carta de delincuencia</text:p>
            </text:list-item>
            <text:list-item>
              <text:p text:style-name="P28">unidad(es)</text:p>
            </text:list-item>
            <text:list-item>
              <text:p text:style-name="P28">seguro</text:p>
              <text:list>
                <text:list-item>
                  <text:p text:style-name="P28"><text:s text:c="8"/><text:tab/>fecha del seguro</text:p>
                </text:list-item>
                <text:list-item>
                  <text:p text:style-name="P28">tipo de seguro</text:p>
                </text:list-item>
              </text:list>
            </text:list-item>
            <text:list-item>
              <text:p text:style-name="P28">tiene permisos de administrador</text:p>
            </text:list-item>
          </text:list>
        </text:list-item>
        <text:list-item>
          <text:p text:style-name="P19">Editar voluntario</text:p>
          <text:list>
            <text:list-item>
              <text:p text:style-name="P17">suspender</text:p>
            </text:list-item>
            <text:list-item>
              <text:p text:style-name="P17">inactivar voluntario</text:p>
            </text:list-item>
            <text:list-item>
              <text:p text:style-name="P17">activar voluntario</text:p>
            </text:list-item>
            <text:list-item>
              <text:p text:style-name="P17">dar permisos de administrador</text:p>
            </text:list-item>
            <text:list-item>
              <text:p text:style-name="P17">revocar permisos de administrador</text:p>
            </text:list-item>
            <text:list-item>
              <text:p text:style-name="P17">aprovar solicitud de ingreso</text:p>
            </text:list-item>
          </text:list>
        </text:list-item>
        <text:list-item>
          <text:p text:style-name="P26"><text:span text:style-name="T7">Crear</text:span> parque</text:p>
          <text:list>
            <text:list-item>
              <text:p text:style-name="P27">nombre del parque</text:p>
            </text:list-item>
            <text:list-item>
              <text:p text:style-name="P27">encargados/as</text:p>
              <text:list>
                <text:list-item>
                  <text:p text:style-name="P27"><text:s text:c="10"/>contactos de encargado</text:p>
                </text:list-item>
              </text:list>
            </text:list-item>
            <text:list-item>
              <text:p text:style-name="P27">ubicación</text:p>
            </text:list-item>
            <text:list-item>
              <text:p text:style-name="P36"><text:s/>como llegar</text:p>
              <text:list>
                <text:list-item>
                  <text:list>
                    <text:list-item>
                      <text:p text:style-name="P15">direcci<text:span text:style-name="T2">ón para waze </text:span></text:p>
                    </text:list-item>
                    <text:list-item>
                      <text:p text:style-name="P15"><text:span text:style-name="T2">transporte público</text:span></text:p>
                    </text:list-item>
                  </text:list>
                </text:list-item>
              </text:list>
            </text:list-item>
            <text:list-item>
              <text:p text:style-name="P9">descripcion del parque</text:p>
            </text:list-item>
            <text:list-item>
              <text:p text:style-name="P9">articulos necesarios para el parque</text:p>
            </text:list-item>
            <text:list-item>
              <text:p text:style-name="P9">informacion extra del parque</text:p>
            </text:list-item>
            <text:list-item>
              <text:p text:style-name="P9">labores comunes</text:p>
            </text:list-item>
          </text:list>
        </text:list-item>
        <text:list-item>
          <text:p text:style-name="P26">Listar parques</text:p>
          <text:list>
            <text:list-item>
              <text:p text:style-name="P32">datos</text:p>
              <text:list>
                <text:list-item>
                  <text:p text:style-name="P23"><text:s text:c="11"/>nombre del parque</text:p>
                </text:list-item>
                <text:list-item>
                  <text:p text:style-name="P25">encargados/as</text:p>
                  <text:list>
                    <text:list-item>
                      <text:p text:style-name="P25">contactos de encargado</text:p>
                    </text:list-item>
                  </text:list>
                </text:list-item>
                <text:list-item>
                  <text:p text:style-name="P23">ubicación</text:p>
                </text:list-item>
                <text:list-item>
                  <text:p text:style-name="P35">como llegar</text:p>
                  <text:list>
                    <text:list-item>
                      <text:p text:style-name="P14">direcci<text:span text:style-name="T2">ón para waze </text:span></text:p>
                    </text:list-item>
                    <text:list-item>
                      <text:p text:style-name="P14"><text:span text:style-name="T2">transporte público</text:span></text:p>
                    </text:list-item>
                  </text:list>
                </text:list-item>
                <text:list-item>
                  <text:p text:style-name="P8">descripcion del parque</text:p>
                </text:list-item>
                <text:list-item>
                  <text:p text:style-name="P8">articulos necesarios para el parque</text:p>
                </text:list-item>
                <text:list-item>
                  <text:p text:style-name="P8">informacion extra del parque</text:p>
                </text:list-item>
                <text:list-item>
                  <text:p text:style-name="P8">labores comunes</text:p>
                </text:list-item>
              </text:list>
            </text:list-item>
            <text:list-item>
              <text:p text:style-name="P34">Filtrar</text:p>
              <text:list>
                <text:list-item>
                  <text:p text:style-name="P34"><text:s/><text:tab/>zona</text:p>
                </text:list-item>
                <text:list-item>
                  <text:p text:style-name="P34">tipo de parque</text:p>
                </text:list-item>
                <text:list-item>
                  <text:p text:style-name="P34"><text:soft-page-break/>tipo de labor</text:p>
                </text:list-item>
              </text:list>
            </text:list-item>
          </text:list>
        </text:list-item>
        <text:list-item>
          <text:p text:style-name="P34">Editar</text:p>
          <text:list>
            <text:list-header>
              <text:p text:style-name="P23"/>
              <text:p text:style-name="P23"/>
              <text:list>
                <text:list-header>
                  <text:p text:style-name="P23"/>
                </text:list-header>
              </text:list>
            </text:list-header>
          </text:list>
          <text:p text:style-name="P22"/>
          <text:list>
            <text:list-item>
              <text:list>
                <text:list-header>
                  <text:p text:style-name="P23"/>
                </text:list-header>
              </text:list>
              <text:p text:style-name="P17">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list-style-name="List_20_1" style:class="html" style:master-page-name="">
      <style:paragraph-properties style:page-number="auto">
        <style:tab-stops/>
      </style:paragraph-properties>
      <style:text-properties fo:font-size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18:34:28.811414155</meta:creation-date>
    <dc:date>2023-01-06T21:07:57.149889225</dc:date>
    <meta:editing-duration>PT1H18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56" meta:word-count="617" meta:character-count="3791" meta:non-whitespace-character-count="3257"/>
  </office:meta>
</office:document-meta>
</file>